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ody_20_Text_20_3">
      <style:paragraph-properties fo:text-align="justify" style:justify-single-word="false"/>
      <style:text-properties officeooo:paragraph-rsid="0018ffb0"/>
    </style:style>
    <style:style style:name="P2" style:family="paragraph" style:parent-style-name="Body_20_Text_20_3">
      <style:paragraph-properties fo:text-align="justify" style:justify-single-word="false"/>
      <style:text-properties fo:language="en" fo:country="GB" officeooo:paragraph-rsid="0018ffb0" style:language-asian="zh" style:country-asian="CN" style:language-complex="ar" style:country-complex="SA"/>
    </style:style>
    <style:style style:name="P3" style:family="paragraph" style:parent-style-name="Standard">
      <style:paragraph-properties fo:margin-left="1.905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font-name="Times New Roman" fo:font-size="11pt" fo:language="en" fo:country="GB" officeooo:paragraph-rsid="0018ffb0" style:font-size-asian="11pt" style:language-asian="zh" style:country-asian="CN" style:font-name-complex="Times New Roman" style:language-complex="ar" style:country-complex="SA"/>
    </style:style>
    <style:style style:name="P4" style:family="paragraph" style:parent-style-name="Body_20_Text_20_3" style:list-style-name="WW8Num2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paragraph-rsid="0018ffb0" style:font-size-asian="11pt" style:language-asian="zh" style:country-asian="CN" style:font-weight-asian="normal" style:font-name-complex="Times New Roman" style:language-complex="ar" style:country-complex="SA"/>
    </style:style>
    <style:style style:name="P5" style:family="paragraph" style:parent-style-name="Heading_20_2">
      <style:paragraph-properties fo:margin-top="0cm" fo:margin-bottom="0.212cm" loext:contextual-spacing="false">
        <style:tab-stops>
          <style:tab-stop style:position="4.501cm"/>
          <style:tab-stop style:position="7.038cm"/>
        </style:tab-stops>
      </style:paragraph-properties>
      <style:text-properties style:font-name="Times New Roman" fo:font-size="11pt" fo:language="en" fo:country="GB" officeooo:paragraph-rsid="0018ffb0" style:font-size-asian="11pt" style:language-asian="zh" style:country-asian="CN" style:font-name-complex="Times New Roman" style:language-complex="ar" style:country-complex="SA"/>
    </style:style>
    <style:style style:name="P6" style:family="paragraph" style:parent-style-name="Standard" style:list-style-name="WW8Num2">
      <style:paragraph-properties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font-name="Times New Roman" fo:font-size="11pt" fo:language="en" fo:country="GB" officeooo:paragraph-rsid="0018ffb0" style:font-size-asian="11pt" style:language-asian="zh" style:country-asian="CN" style:font-name-complex="Times New Roman" style:language-complex="ar" style:country-complex="SA"/>
    </style:style>
    <style:style style:name="P7" style:family="paragraph" style:parent-style-name="Standard" style:list-style-name="WW8Num2">
      <style:paragraph-properties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use-window-font-color="true" style:font-name="Times New Roman" fo:font-size="11pt" fo:language="en" fo:country="GB" fo:font-weight="normal" officeooo:paragraph-rsid="0018ffb0" style:font-name-asian="Times New Roman" style:font-size-asian="11pt" style:language-asian="zh" style:country-asian="CN" style:font-weight-asian="normal" style:font-name-complex="Times New Roman" style:font-size-complex="10pt" style:language-complex="ar" style:country-complex="SA"/>
    </style:style>
    <style:style style:name="P8" style:family="paragraph" style:parent-style-name="Standard" style:list-style-name="WW8Num2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use-window-font-color="true" style:font-name="Times New Roman" fo:font-size="11pt" fo:language="en" fo:country="GB" fo:font-weight="normal" officeooo:paragraph-rsid="0018ffb0" style:font-name-asian="Times New Roman" style:font-size-asian="11pt" style:language-asian="zh" style:country-asian="CN" style:font-weight-asian="normal" style:font-name-complex="Times New Roman" style:font-size-complex="10pt" style:language-complex="ar" style:country-complex="SA"/>
    </style:style>
    <style:style style:name="P9" style:family="paragraph" style:parent-style-name="Standard" style:list-style-name="L1">
      <style:paragraph-properties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rsid="001bd2b0" officeooo:paragraph-rsid="001bd2b0" style:font-size-asian="11pt" style:language-asian="zh" style:country-asian="CN" style:font-weight-asian="normal" style:font-name-complex="Times New Roman" style:language-complex="ar" style:country-complex="SA"/>
    </style:style>
    <style:style style:name="P10" style:family="paragraph" style:parent-style-name="Standard" style:list-style-name="L2">
      <style:paragraph-properties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rsid="001c3948" officeooo:paragraph-rsid="001c3948" style:font-size-asian="11pt" style:language-asian="zh" style:country-asian="CN" style:font-weight-asian="normal" style:font-name-complex="Times New Roman" style:language-complex="ar" style:country-complex="SA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paragraph-rsid="0018ffb0" style:font-size-asian="11pt" style:language-asian="zh" style:country-asian="CN" style:font-weight-asian="normal" style:font-name-complex="Times New Roman" style:language-complex="ar" style:country-complex="SA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rsid="001bd2b0" officeooo:paragraph-rsid="001bd2b0" style:font-size-asian="11pt" style:language-asian="zh" style:country-asian="CN" style:font-weight-asian="normal" style:font-name-complex="Times New Roman" style:language-complex="ar" style:country-complex="SA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rsid="001c3948" officeooo:paragraph-rsid="001c3948" style:font-size-asian="11pt" style:language-asian="zh" style:country-asian="CN" style:font-weight-asian="normal" style:font-name-complex="Times New Roman" style:language-complex="ar" style:country-complex="SA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rsid="001c781f" officeooo:paragraph-rsid="001c781f" style:font-size-asian="11pt" style:language-asian="zh" style:country-asian="CN" style:font-weight-asian="normal" style:font-name-complex="Times New Roman" style:language-complex="ar" style:country-complex="SA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bold" officeooo:rsid="001bd2b0" officeooo:paragraph-rsid="001bd2b0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bold" officeooo:rsid="001c3948" officeooo:paragraph-rsid="001c3948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bold" officeooo:rsid="001c781f" officeooo:paragraph-rsid="001c781f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rsid="001c781f" officeooo:paragraph-rsid="001c781f" style:font-size-asian="11pt" style:language-asian="zh" style:country-asian="CN" style:font-weight-asian="normal" style:font-name-complex="Times New Roman" style:language-complex="ar" style:country-complex="SA"/>
    </style:style>
    <style:style style:name="T1" style:family="text">
      <style:text-properties fo:font-size="11pt" fo:language="en" fo:country="GB" fo:font-weight="normal" style:font-size-asian="11pt" style:language-asian="zh" style:country-asian="CN" style:font-weight-asian="normal" style:font-name-complex="Times New Roman" style:language-complex="ar" style:country-complex="SA"/>
    </style:style>
    <style:style style:name="T2" style:family="text">
      <style:text-properties fo:font-size="11pt" fo:language="en" fo:country="GB" fo:font-weight="bold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T3" style:family="text">
      <style:text-properties style:use-window-font-color="true" fo:font-size="11pt" fo:language="en" fo:country="GB" fo:font-weight="normal" style:font-name-asian="Times New Roman" style:font-size-asian="11pt" style:language-asian="zh" style:country-asian="CN" style:font-weight-asian="normal" style:font-name-complex="Times New Roman" style:font-size-complex="10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78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5" text:outline-level="2"><text:bookmark-start text:name="__DdeLink__2_1587374754"/>Apr 18 – Nov 20<text:tab/>DevOps Engineer / DBA at SpreadEx<text:bookmark-end text:name="__DdeLink__2_1587374754"/></text:h>
      <text:p text:style-name="P3"/>
      <text:p text:style-name="P1"><text:bookmark-start text:name="__DdeLink__3_426092098"/><text:span text:style-name="T1">SpreadEx is offering online financial trading and sports spread betting. I am working in the infrastructure/DevOps team. When I joined, SpreadEx was undergoing a big change in technology, moving to “</text:span><text:span text:style-name="T2">Infrastructure As Code</text:span><text:span text:style-name="T1">” and migrating their systems to cloud (AWS). I got heavily involved in the AWS migration, doing the initial </text:span><text:span text:style-name="T2">evaluation of Azure and AWS</text:span><text:span text:style-name="T1"> and writing code for automated system builds. We were using agile s</text:span><text:span text:style-name="T3">crum</text:span><text:span text:style-name="T1"> methodology for development projects.</text:span></text:p>
      <text:p text:style-name="P2"><text:bookmark-end text:name="__DdeLink__3_426092098"/></text:p>
      <text:list xml:id="list3279913440" text:style-name="WW8Num2">
        <text:list-item>
          <text:p text:style-name="P4"><text:bookmark-start text:name="__DdeLink__4_1801710030"/>Working on a project to evaluate the transfer of the complete infrastructure to AWS. </text:p>
        </text:list-item>
        <text:list-item>
          <text:p text:style-name="P4">Creating a <text:span text:style-name="T4">Terraform and Ansible</text:span> driven <text:span text:style-name="T4">CI/CD process</text:span> for infrastructure resources.</text:p>
        </text:list-item>
        <text:list-item>
          <text:p text:style-name="P4">Building <text:span text:style-name="T4">automated</text:span> processes and <text:span text:style-name="T4">code to deploy and clone servers, applications and databases in AWS.</text:span> I used a wide range of technologies like <text:span text:style-name="T4">Powershell, Terraform and Ansible</text:span> in line with the change in key technologies used at Spreadex. I also created AWS Lambda functions in Python.<text:bookmark-end text:name="__DdeLink__4_1801710030"/></text:p>
        </text:list-item>
        <text:list-item>
          <text:p text:style-name="P4">Development of automated system builds for <text:span text:style-name="T4">Graphite/Grafana</text:span> and <text:span text:style-name="T4">Elasticsearch (ELK) </text:span>using <text:span text:style-name="T4">Docker containers</text:span>, TeamCity and Ansible.</text:p>
        </text:list-item>
        <text:list-item>
          <text:p text:style-name="P6">Upgrade of the main trading database to 12c.</text:p>
        </text:list-item>
        <text:list-item>
          <text:p text:style-name="P7">Developing of <text:s/>automated build EC2 database instances in AWS, automated installation of Oracle software and cloning of databases.</text:p>
        </text:list-item>
        <text:list-item>
          <text:p text:style-name="P7">Carried out a feasibility study of <text:span text:style-name="T4">migrating our Oracle systems to PostgreSQL</text:span>.</text:p>
        </text:list-item>
        <text:list-item>
          <text:p text:style-name="P8">Created a company Linux repository in order to have more control of the upgrade process.</text:p>
        </text:list-item>
      </text:list>
      <text:p text:style-name="P11"/>
      <text:p text:style-name="P11"/>
      <text:p text:style-name="P15"><text:bookmark-start text:name="__DdeLink__4710_3511869421"/>Projects</text:p>
      <text:p text:style-name="P12"/>
      <text:p text:style-name="P15">Database related<text:bookmark-end text:name="__DdeLink__4710_3511869421"/></text:p>
      <text:list xml:id="list2411741837" text:style-name="L1">
        <text:list-item>
          <text:p text:style-name="P9"><text:span text:style-name="T4">Upgrade production</text:span> Oracle <text:span text:style-name="T4">database</text:span> to 12c</text:p>
        </text:list-item>
        <text:list-item>
          <text:p text:style-name="P9">Carried out pilot project of <text:span text:style-name="T4">migrationg Oracle</text:span> database <text:span text:style-name="T4">to PostgreSQL</text:span> ( ora2pg and AWS DMS )</text:p>
        </text:list-item>
        <text:list-item>
          <text:p text:style-name="P9">Created <text:span text:style-name="T4">Powershell </text:span>script <text:span text:style-name="T4">to provision EC2</text:span> instance, intall <text:span text:style-name="T4">Oracle software </text:span>and create a <text:span text:style-name="T4">database</text:span>.</text:p>
        </text:list-item>
        <text:list-item>
          <text:p text:style-name="P9">Created <text:span text:style-name="T4">Powershell</text:span> script to <text:span text:style-name="T4">clone databases on AWS EC2</text:span> instance<text:span text:style-name="T5">s</text:span> ( use EBS volumne snapshot and rename atabase).</text:p>
          <text:p text:style-name="P9"/>
        </text:list-item>
        <text:list-item>
          <text:p text:style-name="P9"><text:span text:style-name="T4">Evaluated cloud providers</text:span> ( AWS and Azure ).</text:p>
        </text:list-item>
      </text:list>
      <text:p text:style-name="P11"/>
      <text:p text:style-name="P16">DevOps</text:p>
      <text:p text:style-name="P13"/>
      <text:list xml:id="list1399151586" text:style-name="L2">
        <text:list-item>
          <text:p text:style-name="P10">Converted the Powershell scripts to provision Oracle to Terraform and Ansible.</text:p>
        </text:list-item>
        <text:list-item>
          <text:p text:style-name="P10">Developed automatic provisioning of ELK clusters in Ansible and Docker.</text:p>
        </text:list-item>
        <text:list-item>
          <text:p text:style-name="P10">Developed automatic provisioning of Elastiflow clusters for sflow data in Ansible and Docker.</text:p>
        </text:list-item>
        <text:list-item>
          <text:p text:style-name="P10">Added Curator for index maintainance to ElK using Ansible and Docker.</text:p>
        </text:list-item>
        <text:list-item>
          <text:p text:style-name="P10">Rolled out winlogbeats to all Windows servers.</text:p>
        </text:list-item>
        <text:list-item>
          <text:p text:style-name="P10">Writing AWS Lambda functions in Python.</text:p>
        </text:list-item>
      </text:list>
      <text:p text:style-name="P13"/>
      <text:list xml:id="list174203820031858" text:continue-numbering="true" text:style-name="L2">
        <text:list-item>
          <text:p text:style-name="P10">I was part of the project to migrate the whole infrastructure to AWS.</text:p>
        </text:list-item>
        <text:list-item>
          <text:p text:style-name="P10">I was part of the project to migrate the whole infrastruction from Windows to Linux. Apart from Windows IIS servers, they were using Windows Core.</text:p>
        </text:list-item>
        <text:list-item>
          <text:p text:style-name="P10">Created a Linux repostiory for Spreadex in order to have more control over the upgrade process.</text:p>
        </text:list-item>
      </text:list>
      <text:p text:style-name="P13"/>
      <text:p text:style-name="P17">DevOps Tools</text:p>
      <text:p text:style-name="P18">Terraform</text:p>
      <text:p text:style-name="P18">Ansible</text:p>
      <text:p text:style-name="P18">Docker</text:p>
      <text:p text:style-name="P18">AWS</text:p>
      <text:p text:style-name="P18">TeamCity</text:p>
      <text:p text:style-name="P18">Git, GitHub</text:p>
      <text:p text:style-name="P14"/>
      <text:p text:style-name="P17"><text:soft-page-break/>Databases / Database Tools</text:p>
      <text:p text:style-name="P18">Oracle 12c, 18c</text:p>
      <text:p text:style-name="P18">SQL Server 2016</text:p>
      <text:p text:style-name="P18">PostgreSQL 12</text:p>
      <text:p text:style-name="P18">Elasticsearch 7.9 (no-sql database / search engine)</text:p>
      <text:p text:style-name="P18"/>
      <text:p text:style-name="P18">OEM</text:p>
      <text:p text:style-name="P13"/>
      <text:p text:style-name="P17">Applications</text:p>
      <text:p text:style-name="P18">ELK – Elasticsearch, Logstash, Kibana</text:p>
      <text:p text:style-name="P18">Logstash (ETL tool – log data analysis and montoring – using TCP protocol – UDP for sflow )</text:p>
      <text:p text:style-name="P18">Grafana/Graphite (time-series data analysis and monitoring – using UDP protocol)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hyphenation-ladder-count="no-limit" fo:text-indent="0cm" style:auto-text-indent="false" fo:keep-with-next="always">
        <style:tab-stops>
          <style:tab-stop style:position="0cm"/>
          <style:tab-stop style:position="1.27cm"/>
          <style:tab-stop style:position="2.54cm"/>
          <style:tab-stop style:position="3.81cm"/>
        </style:tab-stops>
      </style:paragraph-properties>
      <style:text-properties style:font-name="Arial" fo:font-family="Arial" style:font-family-generic="swiss" style:font-pitch="variable" fo:font-size="10pt" fo:letter-spacing="-0.004cm" fo:language="en" fo:country="GB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>
      <style:paragraph-properties fo:orphans="0" fo:widows="0"/>
      <style:text-properties style:font-name="Times New Roman" fo:font-family="'Times New Roman'" style:font-family-generic="roman" style:font-pitch="variable" fo:font-size="10pt" fo:language="en" fo:country="U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charset="x-symbol" fo:font-size="11pt" fo:language="en" fo:country="GB" style:font-size-asian="11pt" style:language-asian="zh" style:country-asian="CN" style:font-name-complex="OpenSymbol" style:font-family-complex="OpenSymbol, 'Arial Unicode MS'" style:language-complex="ar" style:country-complex="SA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1:34:45.957230411</meta:creation-date>
    <dc:date>2021-10-24T17:42:03.327606022</dc:date>
    <meta:editing-duration>PT6H3M4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481" meta:character-count="2984" meta:non-whitespace-character-count="2562"/>
  </office:meta>
</office:document-meta>
</file>